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11.409cm"/>
    </style:style>
    <style:style style:name="Tabla1.C" style:family="table-column">
      <style:table-column-properties style:column-width="4.016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672cm" style:rel-column-width="10302*"/>
    </style:style>
    <style:style style:name="Tabla2.B" style:family="table-column">
      <style:table-column-properties style:column-width="8.89cm" style:rel-column-width="34273*"/>
    </style:style>
    <style:style style:name="Tabla2.C" style:family="table-column">
      <style:table-column-properties style:column-width="2.646cm" style:rel-column-width="10200*"/>
    </style:style>
    <style:style style:name="Tabla2.D" style:family="table-column">
      <style:table-column-properties style:column-width="2.79cm" style:rel-column-width="10760*"/>
    </style:style>
    <style:style style:name="Tabla2.A1" style:family="table-cell" style:data-style-name="N100">
      <style:table-cell-properties fo:padding="0.097cm" fo:border="0.05pt solid #000000"/>
    </style:style>
    <style:style style:name="Tabla2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a2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7.303cm" style:rel-column-width="28150*"/>
    </style:style>
    <style:style style:name="Tabla17.B" style:family="table-column">
      <style:table-column-properties style:column-width="3.493cm" style:rel-column-width="13463*"/>
    </style:style>
    <style:style style:name="Tabla17.C" style:family="table-column">
      <style:table-column-properties style:column-width="2.604cm" style:rel-column-width="10036*"/>
    </style:style>
    <style:style style:name="Tabla17.D" style:family="table-column">
      <style:table-column-properties style:column-width="3.602cm" style:rel-column-width="13886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D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3.006cm" style:rel-column-width="11586*"/>
    </style:style>
    <style:style style:name="Tabla21.B" style:family="table-column">
      <style:table-column-properties style:column-width="3.09cm" style:rel-column-width="11912*"/>
    </style:style>
    <style:style style:name="Tabla21.D" style:family="table-column">
      <style:table-column-properties style:column-width="2.9cm" style:rel-column-width="11178*"/>
    </style:style>
    <style:style style:name="Tabla21.E" style:family="table-column">
      <style:table-column-properties style:column-width="2.604cm" style:rel-column-width="10036*"/>
    </style:style>
    <style:style style:name="Tabla21.F" style:family="table-column">
      <style:table-column-properties style:column-width="2.395cm" style:rel-column-width="9237*"/>
    </style:style>
    <style:style style:name="Tabla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F1" style:family="table-cell">
      <style:table-cell-properties style:vertical-align="middle" fo:padding="0.097cm" fo:border="0.05pt solid #000000"/>
    </style:style>
    <style:style style:name="Tabla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none" fo:border-top="none" fo:border-bottom="0.05pt solid #000000"/>
    </style:style>
    <style:style style:name="Tabla21.C2" style:family="table-cell">
      <style:table-cell-properties fo:padding="0.097cm" fo:border-left="0.05pt solid #000000" fo:border-right="none" fo:border-top="none" fo:border-bottom="0.05pt solid #000000"/>
    </style:style>
    <style:style style:name="Tabla2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1.B3" style:family="table-cell">
      <style:table-cell-properties fo:padding="0.097cm" fo:border-left="0.05pt solid #000000" fo:border-right="none" fo:border-top="none" fo:border-bottom="0.05pt solid #000000"/>
    </style:style>
    <style:style style:name="Tabla21.C3" style:family="table-cell">
      <style:table-cell-properties fo:padding="0.097cm" fo:border-left="0.05pt solid #000000" fo:border-right="none" fo:border-top="none" fo:border-bottom="0.05pt solid #000000"/>
    </style:style>
    <style:style style:name="Tabla21.B4" style:family="table-cell">
      <style:table-cell-properties fo:padding="0.097cm" fo:border-left="0.05pt solid #000000" fo:border-right="none" fo:border-top="none" fo:border-bottom="0.05pt solid #000000"/>
    </style:style>
    <style:style style:name="Tabla21.C4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006cm" style:rel-column-width="11586*"/>
    </style:style>
    <style:style style:name="Tabla3.B" style:family="table-column">
      <style:table-column-properties style:column-width="3.09cm" style:rel-column-width="11912*"/>
    </style:style>
    <style:style style:name="Tabla3.D" style:family="table-column">
      <style:table-column-properties style:column-width="2.9cm" style:rel-column-width="11178*"/>
    </style:style>
    <style:style style:name="Tabla3.E" style:family="table-column">
      <style:table-column-properties style:column-width="2.604cm" style:rel-column-width="10036*"/>
    </style:style>
    <style:style style:name="Tabla3.F" style:family="table-column">
      <style:table-column-properties style:column-width="2.395cm" style:rel-column-width="9237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fo:font-size="10.5pt" fo:font-weight="normal" officeooo:rsid="001afe6b" officeooo:paragraph-rsid="001afe6b" style:font-size-asian="10.5pt" style:font-weight-asian="normal" style:font-size-complex="10.5pt" style:font-weight-complex="normal"/>
    </style:style>
    <style:style style:name="P2" style:family="paragraph" style:parent-style-name="Footer">
      <style:paragraph-properties fo:text-align="end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1c883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1ea87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1fc17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453b7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1f255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442da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ea87e" officeooo:paragraph-rsid="001ea87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22d0" officeooo:paragraph-rsid="004322d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49604" officeooo:paragraph-rsid="0044960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53b75" officeooo:paragraph-rsid="00453b7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c8833" officeooo:paragraph-rsid="001fc17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c8833" officeooo:paragraph-rsid="001c883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c8833" officeooo:paragraph-rsid="001ea87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iberation Serif" fo:font-size="12pt" style:text-underline-style="solid" style:text-underline-width="auto" style:text-underline-color="font-color" officeooo:rsid="001ad403" officeooo:paragraph-rsid="001ad403" style:font-size-asian="12pt" style:font-size-complex="12pt"/>
    </style:style>
    <style:style style:name="P17" style:family="paragraph" style:parent-style-name="Standard">
      <style:paragraph-properties fo:text-align="end" style:justify-single-word="false"/>
      <style:text-properties style:font-name="Liberation Serif" fo:font-size="12pt" officeooo:rsid="001ad403" officeooo:paragraph-rsid="001ad403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officeooo:paragraph-rsid="001ea87e" style:font-size-asian="12pt" style:font-size-complex="12pt"/>
    </style:style>
    <style:style style:name="P19" style:family="paragraph" style:parent-style-name="Standard">
      <style:paragraph-properties fo:text-align="end" style:justify-single-word="false"/>
      <style:text-properties style:font-name="Liberation Serif" fo:font-size="16pt" style:text-underline-style="solid" style:text-underline-width="auto" style:text-underline-color="font-color" officeooo:rsid="001ad403" officeooo:paragraph-rsid="001ad403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c8833" officeooo:paragraph-rsid="001c8833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c8833" officeooo:paragraph-rsid="001ea87e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Liberation Serif" fo:font-size="26pt" fo:font-weight="bold" officeooo:rsid="001ad403" officeooo:paragraph-rsid="001ad403" style:font-size-asian="26pt" style:font-weight-asian="bold" style:font-size-complex="2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officeooo:rsid="0030160e" officeooo:paragraph-rsid="0030160e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030160e" officeooo:paragraph-rsid="00453b75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paragraph-rsid="001ea87e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12b2aa" officeooo:paragraph-rsid="001ea87e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" fo:font-size="12pt" officeooo:rsid="004482fb" officeooo:paragraph-rsid="004482fb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" fo:font-size="12pt" officeooo:rsid="00449604" officeooo:paragraph-rsid="00449604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Liberation Serif" fo:font-size="12pt" officeooo:rsid="00449604" officeooo:paragraph-rsid="00453b75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449604" officeooo:paragraph-rsid="00449604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officeooo:rsid="00449604" officeooo:paragraph-rsid="00453b75" style:font-size-asian="12pt" style:font-size-complex="12pt"/>
    </style:style>
    <style:style style:name="P32" style:family="paragraph" style:parent-style-name="Table_20_Contents">
      <style:text-properties style:font-name="Liberation Serif" fo:font-size="12pt" officeooo:rsid="00135fc7" officeooo:paragraph-rsid="001ea87e" style:font-name-asian="Nimbus Mono L" style:font-size-asian="12pt" style:font-name-complex="Liberation Mono" style:font-size-complex="12pt"/>
    </style:style>
    <style:style style:name="P33" style:family="paragraph" style:parent-style-name="Table_20_Contents">
      <style:text-properties style:font-name="Liberation Serif" fo:font-size="12pt" officeooo:rsid="00135fc7" officeooo:paragraph-rsid="001535bf" style:font-name-asian="Nimbus Mono L" style:font-size-asian="12pt" style:font-name-complex="Liberation Mono" style:font-size-complex="12pt"/>
    </style:style>
    <style:style style:name="P34" style:family="paragraph" style:parent-style-name="Table_20_Contents">
      <style:text-properties style:font-name="Liberation Serif" fo:font-size="12pt" officeooo:rsid="00135fc7" officeooo:paragraph-rsid="00154190" style:font-name-asian="Nimbus Mono L" style:font-size-asian="12pt" style:font-name-complex="Liberation Mono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officeooo:rsid="002600bb" officeooo:paragraph-rsid="002600bb" style:font-name-asian="Nimbus Mono L" style:font-size-asian="12pt" style:font-name-complex="Liberation Mono" style:font-size-complex="12pt"/>
    </style:style>
    <style:style style:name="P36" style:family="paragraph" style:parent-style-name="Table_20_Contents">
      <style:text-properties style:font-name="Liberation Serif" fo:font-size="12pt" officeooo:rsid="0013dda2" officeooo:paragraph-rsid="001ea87e" style:font-name-asian="Nimbus Mono L" style:font-size-asian="12pt" style:font-name-complex="Liberation Mono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officeooo:rsid="002bb973" officeooo:paragraph-rsid="002bb973" style:font-name-asian="Nimbus Mono L" style:font-size-asian="12pt" style:font-name-complex="Liberation Mono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officeooo:rsid="00298725" officeooo:paragraph-rsid="00298725" style:font-name-asian="Nimbus Mono L" style:font-size-asian="12pt" style:font-name-complex="Liberation Mono" style:font-size-complex="12pt"/>
    </style:style>
    <style:style style:name="P39" style:family="paragraph" style:parent-style-name="Table_20_Contents">
      <style:text-properties style:font-name="Liberation Serif" fo:font-size="12pt" officeooo:rsid="0013efa2" officeooo:paragraph-rsid="001ea87e" style:font-name-asian="Nimbus Mono L" style:font-size-asian="12pt" style:font-name-complex="Liberation Mono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officeooo:rsid="00270a54" officeooo:paragraph-rsid="00270a54" style:font-name-asian="Nimbus Mono L" style:font-size-asian="12pt" style:font-name-complex="Liberation Mono" style:font-size-complex="12pt"/>
    </style:style>
    <style:style style:name="P41" style:family="paragraph" style:parent-style-name="Table_20_Contents">
      <style:text-properties style:font-name="Liberation Serif" fo:font-size="12pt" officeooo:rsid="001eafed" officeooo:paragraph-rsid="001eafed" style:font-name-asian="Nimbus Mono L" style:font-size-asian="12pt" style:font-name-complex="Liberation Mono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officeooo:rsid="0027dfe3" officeooo:paragraph-rsid="0027dfe3" style:font-name-asian="Nimbus Mono L" style:font-size-asian="12pt" style:font-name-complex="Liberation Mono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2pt" officeooo:rsid="0045fa45" officeooo:paragraph-rsid="0045fa45" style:font-name-asian="Nimbus Mono L" style:font-size-asian="12pt" style:font-name-complex="Liberation Mono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paragraph-rsid="00442da1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paragraph-rsid="00442da1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officeooo:paragraph-rsid="00442da1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252e1" officeooo:paragraph-rsid="00453b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9c042" officeooo:paragraph-rsid="0049c042" style:font-size-asian="10.5pt" style:font-weight-asian="normal" style:font-size-complex="12pt" style:font-weight-complex="normal"/>
    </style:style>
    <style:style style:name="P50" style:family="paragraph">
      <loext:graphic-properties draw:fill-color="#000000"/>
      <style:paragraph-properties fo:text-align="center"/>
    </style:style>
    <style:style style:name="T1" style:family="text">
      <style:text-properties officeooo:rsid="001ad403"/>
    </style:style>
    <style:style style:name="T2" style:family="text">
      <style:text-properties officeooo:rsid="004982bf"/>
    </style:style>
    <style:style style:name="T3" style:family="text">
      <style:text-properties officeooo:rsid="001ea87e"/>
    </style:style>
    <style:style style:name="T4" style:family="text">
      <style:text-properties officeooo:rsid="001535bf"/>
    </style:style>
    <style:style style:name="T5" style:family="text">
      <style:text-properties officeooo:rsid="001cd0bc"/>
    </style:style>
    <style:style style:name="T6" style:family="text">
      <style:text-properties officeooo:rsid="00154190"/>
    </style:style>
    <style:style style:name="T7" style:family="text">
      <style:text-properties officeooo:rsid="001f7533"/>
    </style:style>
    <style:style style:name="T8" style:family="text">
      <style:text-properties officeooo:rsid="0025ff15"/>
    </style:style>
    <style:style style:name="T9" style:family="text">
      <style:text-properties officeooo:rsid="0016addf"/>
    </style:style>
    <style:style style:name="T10" style:family="text">
      <style:text-properties officeooo:rsid="004322d0"/>
    </style:style>
    <style:style style:name="T11" style:family="text">
      <style:text-properties officeooo:rsid="004482fb"/>
    </style:style>
    <style:style style:name="T12" style:family="text">
      <style:text-properties officeooo:rsid="0047f641"/>
    </style:style>
    <style:style style:name="gr1" style:family="graphic">
      <style:graphic-properties draw:stroke="solid" svg:stroke-width="0.049cm" svg:stroke-color="#000000" draw:marker-start-width="0.376cm" draw:marker-end-width="0.376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Plan de <text:span text:style-name="T10">la Iteración 2</text:span></text:p>
      <text:p text:style-name="P16"/>
      <text:p text:style-name="P22">Aplicación web/móvil Pradroid</text:p>
      <text:p text:style-name="P17"><text:span text:style-name="T10">10</text:span>-<text:span text:style-name="T10">01</text:span>-201<text:span text:style-name="T10">7</text:span> (V 1.0)</text:p>
      <text:p text:style-name="P17"><draw:line text:anchor-type="paragraph" draw:z-index="0" draw:name="Forma1" draw:style-name="gr1" draw:text-style-name="P50" svg:x1="17.057cm" svg:y1="0.256cm" svg:x2="0.06cm" svg:y2="0.256cm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oft-page-break/>1. <text:span text:style-name="T10">Objetivos de la iteración</text:span></text:p>
      <text:p text:style-name="P14"/>
      <text:p text:style-name="P10">El objetivo que se ha diseñado para esta iteracion es tener un sitio web capaz de manejar todo lo referente a la gestion de <text:span text:style-name="T11">calificaciones y entregas de</text:span> alumnos y profesores.</text:p>
      <text:p text:style-name="P10"/>
      <text:p text:style-name="P10">Esta iteracion no va ha generar un producto enteregable hacia el cliente.</text:p>
      <text:p text:style-name="P9"/>
      <text:p text:style-name="P9"/>
      <text:p text:style-name="P20">2. Listado <text:span text:style-name="T3">inicial </text:span>de HU <text:span text:style-name="T10">a desarrollar</text:span>.</text:p>
      <text:p text:style-name="P3"/>
      <text:p text:style-name="P10">La lista de la HU que se van a desarrollar en esta iteracion son: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5">Ident.</text:p>
          </table:table-cell>
          <table:table-cell table:style-name="Tabla1.B1" office:value-type="string">
            <text:p text:style-name="P26">Titulo</text:p>
          </table:table-cell>
          <table:table-cell table:style-name="Tabla1.C1" office:value-type="string">
            <text:p text:style-name="P18">Estimación</text:p>
          </table:table-cell>
        </table:table-row>
        <table:table-row>
          <table:table-cell table:style-name="Tabla1.A15" office:value-type="string">
            <text:p text:style-name="P32">HU. <text:span text:style-name="T6">1.1</text:span></text:p>
          </table:table-cell>
          <table:table-cell table:style-name="Tabla1.B15" office:value-type="string">
            <text:p text:style-name="P33">Un <text:span text:style-name="T5">alumno</text:span> puede modificar <text:span text:style-name="T5">el contenido de </text:span>sus entregas realizadas.</text:p>
          </table:table-cell>
          <table:table-cell table:style-name="Tabla1.C2" office:value-type="string">
            <text:p text:style-name="P38">3/2</text:p>
          </table:table-cell>
        </table:table-row>
        <table:table-row>
          <table:table-cell table:style-name="Tabla1.A15" office:value-type="string">
            <text:p text:style-name="P32">HU. <text:span text:style-name="T6">1.2</text:span></text:p>
          </table:table-cell>
          <table:table-cell table:style-name="Tabla1.B15" office:value-type="string">
            <text:p text:style-name="P33">Un <text:span text:style-name="T5">alumno</text:span> puede borrar el contenido de <text:span text:style-name="T5">sus entregas realizadas</text:span>.</text:p>
          </table:table-cell>
          <table:table-cell table:style-name="Tabla1.C2" office:value-type="string">
            <text:p text:style-name="P40">1/2</text:p>
          </table:table-cell>
        </table:table-row>
        <table:table-row>
          <table:table-cell table:style-name="Tabla1.A15" office:value-type="string">
            <text:p text:style-name="P32">HU. <text:span text:style-name="T5">1.3</text:span></text:p>
          </table:table-cell>
          <table:table-cell table:style-name="Tabla1.B15" office:value-type="string">
            <text:p text:style-name="P34">Un <text:span text:style-name="T5">alumno</text:span> puede listar las entregas que ha realizado por asignatura.</text:p>
          </table:table-cell>
          <table:table-cell table:style-name="Tabla1.C2" office:value-type="string">
            <text:p text:style-name="P35">1</text:p>
          </table:table-cell>
        </table:table-row>
        <table:table-row>
          <table:table-cell table:style-name="Tabla1.A15" office:value-type="string">
            <text:p text:style-name="P32">HU. <text:span text:style-name="T5">1.4</text:span></text:p>
          </table:table-cell>
          <table:table-cell table:style-name="Tabla1.B15" office:value-type="string">
            <text:p text:style-name="P41">Un alumno puede subir contenido asociado a una entrega de una asignatura. </text:p>
          </table:table-cell>
          <table:table-cell table:style-name="Tabla1.C2" office:value-type="string">
            <text:p text:style-name="P35">1</text:p>
          </table:table-cell>
        </table:table-row>
        <table:table-row>
          <table:table-cell table:style-name="Tabla1.A15" office:value-type="string">
            <text:p text:style-name="P32">HU. <text:span text:style-name="T7">1.5</text:span></text:p>
          </table:table-cell>
          <table:table-cell table:style-name="Tabla1.B15" office:value-type="string">
            <text:p text:style-name="P33">Un <text:span text:style-name="T7">usuario</text:span> puede descargar el contenido de <text:span text:style-name="T7">una entrega realizada</text:span>.</text:p>
          </table:table-cell>
          <table:table-cell table:style-name="Tabla1.C2" office:value-type="string">
            <text:p text:style-name="P35">1</text:p>
          </table:table-cell>
        </table:table-row>
        <table:table-row>
          <table:table-cell table:style-name="Tabla1.A15" office:value-type="string">
            <text:p text:style-name="P32">HU. 2</text:p>
          </table:table-cell>
          <table:table-cell table:style-name="Tabla1.B15" office:value-type="string">
            <text:p text:style-name="P33">Un usuario puede consultar<text:span text:style-name="T4"> las calificaciones</text:span></text:p>
          </table:table-cell>
          <table:table-cell table:style-name="Tabla1.C2" office:value-type="string">
            <text:p text:style-name="P35">1</text:p>
          </table:table-cell>
        </table:table-row>
        <table:table-row>
          <table:table-cell table:style-name="Tabla1.A15" office:value-type="string">
            <text:p text:style-name="P36">HU. <text:span text:style-name="T6">11.1</text:span></text:p>
          </table:table-cell>
          <table:table-cell table:style-name="Tabla1.B15" office:value-type="string">
            <text:p text:style-name="P36">Un profesor puede habilitar una entrega.</text:p>
          </table:table-cell>
          <table:table-cell table:style-name="Tabla1.C2" office:value-type="string">
            <text:p text:style-name="P37">2</text:p>
          </table:table-cell>
        </table:table-row>
        <table:table-row>
          <table:table-cell table:style-name="Tabla1.A15" office:value-type="string">
            <text:p text:style-name="P36">HU. <text:span text:style-name="T6">11.2</text:span></text:p>
          </table:table-cell>
          <table:table-cell table:style-name="Tabla1.B15" office:value-type="string">
            <text:p text:style-name="P36">Un profesor puede hacerla visible a sus usuarios.</text:p>
          </table:table-cell>
          <table:table-cell table:style-name="Tabla1.C2" office:value-type="string">
            <text:p text:style-name="P35">1</text:p>
          </table:table-cell>
        </table:table-row>
        <table:table-row>
          <table:table-cell table:style-name="Tabla1.A15" office:value-type="string">
            <text:p text:style-name="P36">HU. <text:span text:style-name="T6">11.3</text:span></text:p>
          </table:table-cell>
          <table:table-cell table:style-name="Tabla1.B15" office:value-type="string">
            <text:p text:style-name="P36">Un profesor puede acceder a los distintos contenidos de una entrega.</text:p>
          </table:table-cell>
          <table:table-cell table:style-name="Tabla1.C2" office:value-type="string">
            <text:p text:style-name="P35">1</text:p>
          </table:table-cell>
        </table:table-row>
        <table:table-row>
          <table:table-cell table:style-name="Tabla1.A15" office:value-type="string">
            <text:p text:style-name="P36">HU. <text:span text:style-name="T6">11.4</text:span></text:p>
          </table:table-cell>
          <table:table-cell table:style-name="Tabla1.B15" office:value-type="string">
            <text:p text:style-name="P36">Un profesor puede modificar las condiciones de una entrega.</text:p>
          </table:table-cell>
          <table:table-cell table:style-name="Tabla1.C2" office:value-type="string">
            <text:p text:style-name="P35">1</text:p>
          </table:table-cell>
        </table:table-row>
        <table:table-row>
          <table:table-cell table:style-name="Tabla1.A15" office:value-type="string">
            <text:p text:style-name="P36">HU. <text:span text:style-name="T6">11.5</text:span></text:p>
          </table:table-cell>
          <table:table-cell table:style-name="Tabla1.B15" office:value-type="string">
            <text:p text:style-name="P36">Un profesor puede <text:span text:style-name="T8">deshabilitar</text:span> una entrega.</text:p>
          </table:table-cell>
          <table:table-cell table:style-name="Tabla1.C2" office:value-type="string">
            <text:p text:style-name="P35">1</text:p>
          </table:table-cell>
        </table:table-row>
        <table:table-row>
          <table:table-cell table:style-name="Tabla1.A15" office:value-type="string">
            <text:p text:style-name="P39">HU. <text:span text:style-name="T6">11.6</text:span></text:p>
          </table:table-cell>
          <table:table-cell table:style-name="Tabla1.B15" office:value-type="string">
            <text:p text:style-name="P36">Un profesor puede eliminar la entrega.</text:p>
          </table:table-cell>
          <table:table-cell table:style-name="Tabla1.C2" office:value-type="string">
            <text:p text:style-name="P35">1</text:p>
          </table:table-cell>
        </table:table-row>
        <table:table-row>
          <table:table-cell table:style-name="Tabla1.A15" office:value-type="string">
            <text:p text:style-name="P39">HU. <text:span text:style-name="T9">12.1</text:span></text:p>
          </table:table-cell>
          <table:table-cell table:style-name="Tabla1.B15" office:value-type="string">
            <text:p text:style-name="P36">Un profesor puede calificar las entregas que realicen los alumnos.</text:p>
          </table:table-cell>
          <table:table-cell table:style-name="Tabla1.C2" office:value-type="string">
            <text:p text:style-name="P42">2</text:p>
          </table:table-cell>
        </table:table-row>
        <table:table-row>
          <table:table-cell table:style-name="Tabla1.A15" office:value-type="string">
            <text:p text:style-name="P39">HU. <text:span text:style-name="T9">12.2</text:span></text:p>
          </table:table-cell>
          <table:table-cell table:style-name="Tabla1.B15" office:value-type="string">
            <text:p text:style-name="P36">Un profesor puede publicar las calificaciones.</text:p>
          </table:table-cell>
          <table:table-cell table:style-name="Tabla1.C2" office:value-type="string">
            <text:p text:style-name="P35">1</text:p>
          </table:table-cell>
        </table:table-row>
      </table:table>
      <text:p text:style-name="P15"/>
      <text:p text:style-name="P4"/>
      <text:p text:style-name="P4"/>
      <text:p text:style-name="P21"><text:soft-page-break/>3. <text:span text:style-name="T10">Descomposicion en tareas de desarrollo</text:span>.</text:p>
      <text:p text:style-name="P15"/>
      <text:p text:style-name="P7">Se incluye el resultado de la descomposición de las historias de usuario en tareas de desarrollo, así como la asignación a los desarrolladores y la estimación realizada de su duración. </text:p>
      <text:p text:style-name="P7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float" office:value="0">
            <text:p text:style-name="P44">TAREAS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float" office:value="0">
            <text:p text:style-name="P44">Identificador</text:p>
          </table:table-cell>
          <table:table-cell table:style-name="Tabla2.A2" office:value-type="float" office:value="0">
            <text:p text:style-name="P44">Título</text:p>
          </table:table-cell>
          <table:table-cell table:style-name="Tabla2.A2" office:value-type="float" office:value="0">
            <text:p text:style-name="P44">Estimación </text:p>
            <text:p text:style-name="P45">(días ideales)</text:p>
          </table:table-cell>
          <table:table-cell table:style-name="Tabla2.D2" office:value-type="float" office:value="0">
            <text:p text:style-name="P44">Desarrollador asignado</text:p>
          </table:table-cell>
        </table:table-row>
        <table:table-row>
          <table:table-cell table:style-name="Tabla2.A2" office:value-type="float" office:value="0">
            <text:p text:style-name="P47">1.4-1</text:p>
          </table:table-cell>
          <table:table-cell table:style-name="Tabla2.A2" office:value-type="float" office:value="0">
            <text:p text:style-name="P47">Diseñar la UI asociada a la consulta de creación de entrega</text:p>
          </table:table-cell>
          <table:table-cell table:style-name="Tabla2.A2" office:value-type="float" office:value="0">
            <text:p text:style-name="P47">3</text:p>
          </table:table-cell>
          <table:table-cell table:style-name="Tabla2.D2">
            <text:p text:style-name="P47"/>
          </table:table-cell>
        </table:table-row>
        <table:table-row>
          <table:table-cell table:style-name="Tabla2.A2" office:value-type="float" office:value="0">
            <text:p text:style-name="P47">1.4-2</text:p>
          </table:table-cell>
          <table:table-cell table:style-name="Tabla2.A2" office:value-type="float" office:value="0">
            <text:p text:style-name="P47">Integrar la consulta e implementar la interacción de realizar entrega desde la plantalla de consulta de asignatura</text:p>
          </table:table-cell>
          <table:table-cell table:style-name="Tabla2.A2" office:value-type="float" office:value="0">
            <text:p text:style-name="P47">1</text:p>
          </table:table-cell>
          <table:table-cell table:style-name="Tabla2.D2">
            <text:p text:style-name="P47"/>
          </table:table-cell>
        </table:table-row>
        <table:table-row>
          <table:table-cell table:style-name="Tabla2.A2" office:value-type="float" office:value="0">
            <text:p text:style-name="P46">1.1-1</text:p>
          </table:table-cell>
          <table:table-cell table:style-name="Tabla2.A2" office:value-type="float" office:value="0">
            <text:p text:style-name="P46">Diseñar la UI asociada a la consulta de modificación de entrega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.1-2</text:p>
          </table:table-cell>
          <table:table-cell table:style-name="Tabla2.A2" office:value-type="float" office:value="0">
            <text:p text:style-name="P46">Integrar la consulta e implementar la interacción de modificar entrega desde la plantalla de consulta de asignatura</text:p>
          </table:table-cell>
          <table:table-cell table:style-name="Tabla2.A2" office:value-type="float" office:value="0">
            <text:p text:style-name="P46">2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.2-1</text:p>
          </table:table-cell>
          <table:table-cell table:style-name="Tabla2.A2" office:value-type="float" office:value="0">
            <text:p text:style-name="P46">Diseñar la UI asociada a la consulta de eliminación de entrega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.2-2</text:p>
          </table:table-cell>
          <table:table-cell table:style-name="Tabla2.A2" office:value-type="float" office:value="0">
            <text:p text:style-name="P46">Integrar la consulta e implementar la interacción de eliminar entrega desde la plantalla de consulta de asignatura</text:p>
          </table:table-cell>
          <table:table-cell table:style-name="Tabla2.A2" office:value-type="float" office:value="0">
            <text:p text:style-name="P46">1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.3-1</text:p>
          </table:table-cell>
          <table:table-cell table:style-name="Tabla2.A2" office:value-type="float" office:value="0">
            <text:p text:style-name="P46">Diseñar la UI asociada a la consulta y al resultado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.3-2</text:p>
          </table:table-cell>
          <table:table-cell table:style-name="Tabla2.A2" office:value-type="float" office:value="0">
            <text:p text:style-name="P46">Integrar la consulta desde la pantalla de consulta de asignatura e implementar la interacción del resultado de listar entrega con la pantalla de visualización de entregas</text:p>
          </table:table-cell>
          <table:table-cell table:style-name="Tabla2.A2" office:value-type="float" office:value="0">
            <text:p text:style-name="P46">2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.5-1</text:p>
          </table:table-cell>
          <table:table-cell table:style-name="Tabla2.A2" office:value-type="float" office:value="0">
            <text:p text:style-name="P46">Diseñar la UI asociada a la consulta y al resultado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.5-2</text:p>
          </table:table-cell>
          <table:table-cell table:style-name="Tabla2.A2" office:value-type="float" office:value="0">
            <text:p text:style-name="P46">Integrar la consulta desde la pantalla de consulta de asignatura e implementar el acceso a ficheros del servidor</text:p>
          </table:table-cell>
          <table:table-cell table:style-name="Tabla2.A2" office:value-type="float" office:value="0">
            <text:p text:style-name="P46">2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2.1-1</text:p>
          </table:table-cell>
          <table:table-cell table:style-name="Tabla2.A2" office:value-type="float" office:value="0">
            <text:p text:style-name="P46">Diseñar la UI asociada a la consulta y al resultado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2.1-2</text:p>
          </table:table-cell>
          <table:table-cell table:style-name="Tabla2.A2" office:value-type="float" office:value="0">
            <text:p text:style-name="P46">Integrar la consulta desde la pantalla de consulta de asignatura e implementar la interacción del resultado de consulta de calificación con la pantalla de visualización de calificaciones</text:p>
          </table:table-cell>
          <table:table-cell table:style-name="Tabla2.A2" office:value-type="float" office:value="0">
            <text:p text:style-name="P46">2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36982">
            <text:p text:style-name="P46">11.1-1</text:p>
          </table:table-cell>
          <table:table-cell table:style-name="Tabla2.A2" office:value-type="float" office:value="0">
            <text:p text:style-name="P46">Definir la BD con la información de entregas, profesores y alumnos </text:p>
          </table:table-cell>
          <table:table-cell table:style-name="Tabla2.A2" office:value-type="float" office:value="1">
            <text:p text:style-name="P46">1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1.1-2</text:p>
          </table:table-cell>
          <table:table-cell table:style-name="Tabla2.A2" office:value-type="float" office:value="0">
            <text:p text:style-name="P46">Diseñar la UI asociada a la consulta y al resultado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ext:soft-page-break/>
        <table:table-row>
          <table:table-cell table:style-name="Tabla2.A2" office:value-type="float" office:value="0">
            <text:p text:style-name="P46">11.1-3</text:p>
          </table:table-cell>
          <table:table-cell table:style-name="Tabla2.A2" office:value-type="float" office:value="0">
            <text:p text:style-name="P46">Integrar la consulta desde la pantalla de consulta de asignatura e implementar la interacción de habilitar entrega con la pantalla de visualización de entregas</text:p>
          </table:table-cell>
          <table:table-cell table:style-name="Tabla2.A2" office:value-type="float" office:value="0">
            <text:p text:style-name="P46">2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1.2-1</text:p>
          </table:table-cell>
          <table:table-cell table:style-name="Tabla2.A2" office:value-type="float" office:value="0">
            <text:p text:style-name="P46">Diseñar la UI asociada a la consulta y al resultado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1.2-2</text:p>
          </table:table-cell>
          <table:table-cell table:style-name="Tabla2.A2" office:value-type="float" office:value="0">
            <text:p text:style-name="P46">Integrar la consulta desde la pantalla de consulta de asignatura e implementar la interacción de habilitar entrega con la pantalla de visualización de entregas</text:p>
          </table:table-cell>
          <table:table-cell table:style-name="Tabla2.A2" office:value-type="float" office:value="0">
            <text:p text:style-name="P46">2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1.3-1</text:p>
          </table:table-cell>
          <table:table-cell table:style-name="Tabla2.A2" office:value-type="float" office:value="0">
            <text:p text:style-name="P46">Diseñar la UI asociada a la consulta y al resultado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1.3-2</text:p>
          </table:table-cell>
          <table:table-cell table:style-name="Tabla2.A2" office:value-type="float" office:value="0">
            <text:p text:style-name="P46">Integrar la consulta desde la pantalla de consulta de asignatura e implementar la interacción del resultado de consultar entrega de alumno con la pantalla de visualización de entregas</text:p>
          </table:table-cell>
          <table:table-cell table:style-name="Tabla2.A2" office:value-type="float" office:value="0">
            <text:p text:style-name="P46">2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1.4-1</text:p>
          </table:table-cell>
          <table:table-cell table:style-name="Tabla2.A2" office:value-type="float" office:value="0">
            <text:p text:style-name="P46">Diseñar la UI asociada a la consulta y al resultado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1.4-2</text:p>
          </table:table-cell>
          <table:table-cell table:style-name="Tabla2.A2" office:value-type="float" office:value="0">
            <text:p text:style-name="P46">Integrar la consulta desde la pantalla de consulta de asignatura e implementar la interacción de modificar entrega con la pantalla de visualización de entregas</text:p>
          </table:table-cell>
          <table:table-cell table:style-name="Tabla2.A2" office:value-type="float" office:value="0">
            <text:p text:style-name="P46">2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1.5-1</text:p>
          </table:table-cell>
          <table:table-cell table:style-name="Tabla2.A2" office:value-type="float" office:value="0">
            <text:p text:style-name="P46">Diseñar la UI asociada a la consulta y al resultado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1.5-2</text:p>
          </table:table-cell>
          <table:table-cell table:style-name="Tabla2.A2" office:value-type="float" office:value="0">
            <text:p text:style-name="P46">Integrar la consulta desde la pantalla de consulta de asignatura e implementar la interacción de deshabilitar entrega con la pantalla de visualización de entregas</text:p>
          </table:table-cell>
          <table:table-cell table:style-name="Tabla2.A2" office:value-type="float" office:value="0">
            <text:p text:style-name="P46">2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1.6-1</text:p>
          </table:table-cell>
          <table:table-cell table:style-name="Tabla2.A2" office:value-type="float" office:value="0">
            <text:p text:style-name="P46">Diseñar la UI asociada a la consulta y al resultado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1.6-2</text:p>
          </table:table-cell>
          <table:table-cell table:style-name="Tabla2.A2" office:value-type="float" office:value="0">
            <text:p text:style-name="P46">Integrar la consulta desde la pantalla de consulta de asignatura e implementar la interacción de eliminar entrega con la pantalla de visualización de entregas</text:p>
          </table:table-cell>
          <table:table-cell table:style-name="Tabla2.A2" office:value-type="float" office:value="0">
            <text:p text:style-name="P46">1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36982">
            <text:p text:style-name="P46">12.1-1</text:p>
          </table:table-cell>
          <table:table-cell table:style-name="Tabla2.A2" office:value-type="float" office:value="0">
            <text:p text:style-name="P46">Definir la BD con la información de calificaciones, entregas y alumnos </text:p>
          </table:table-cell>
          <table:table-cell table:style-name="Tabla2.A2" office:value-type="float" office:value="1">
            <text:p text:style-name="P46">1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2.1-2</text:p>
          </table:table-cell>
          <table:table-cell table:style-name="Tabla2.A2" office:value-type="float" office:value="0">
            <text:p text:style-name="P46">Diseñar la UI asociada a la consulta y al resultado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2.1-3</text:p>
          </table:table-cell>
          <table:table-cell table:style-name="Tabla2.A2" office:value-type="float" office:value="0">
            <text:p text:style-name="P46">Integrar la consulta desde la pantalla de consulta de asignatura e implementar la interacción de calificar entrega con la pantalla de visualización de entregas</text:p>
          </table:table-cell>
          <table:table-cell table:style-name="Tabla2.A2" office:value-type="float" office:value="0">
            <text:p text:style-name="P46">2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2.2-1</text:p>
          </table:table-cell>
          <table:table-cell table:style-name="Tabla2.A2" office:value-type="float" office:value="0">
            <text:p text:style-name="P46">Diseñar la UI asociada a la consulta y al resultado</text:p>
          </table:table-cell>
          <table:table-cell table:style-name="Tabla2.A2" office:value-type="float" office:value="0">
            <text:p text:style-name="P46">3</text:p>
          </table:table-cell>
          <table:table-cell table:style-name="Tabla2.D2">
            <text:p text:style-name="P46"/>
          </table:table-cell>
        </table:table-row>
        <table:table-row>
          <table:table-cell table:style-name="Tabla2.A2" office:value-type="float" office:value="0">
            <text:p text:style-name="P46">12.2-2</text:p>
          </table:table-cell>
          <table:table-cell table:style-name="Tabla2.A2" office:value-type="float" office:value="0">
            <text:p text:style-name="P46">Integrar la consulta desde la pantalla de consulta de asignatura e implementar la interacción de publicar calificación con la pantalla de visualización de calificaciones</text:p>
          </table:table-cell>
          <table:table-cell table:style-name="Tabla2.A2" office:value-type="float" office:value="0">
            <text:p text:style-name="P46">1</text:p>
          </table:table-cell>
          <table:table-cell table:style-name="Tabla2.D2">
            <text:p text:style-name="P46"/>
          </table:table-cell>
        </table:table-row>
      </table:table>
      <text:p text:style-name="P8"><text:soft-page-break/></text:p>
      <text:p text:style-name="P4"/>
      <text:p text:style-name="P4"/>
      <text:p text:style-name="P20">4. <text:span text:style-name="T10">Carga prevista en los desarrolladores</text:span></text:p>
      <text:p text:style-name="P3"/>
      <text:p text:style-name="P5">Información final sobre la carga prevista de trabajo de cada uno de los miembros del equipo de desarrollo en base a las tareas asignadas en la iteración. </text:p>
      <text:p text:style-name="P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office:value-type="string">
            <text:p text:style-name="P27">Desarrollador</text:p>
          </table:table-cell>
          <table:table-cell table:style-name="Tabla17.A1" office:value-type="string">
            <text:p text:style-name="P27">Velocidad Inicial</text:p>
          </table:table-cell>
          <table:table-cell table:style-name="Tabla17.A1" office:value-type="string">
            <text:p text:style-name="P27">Dedicacion</text:p>
          </table:table-cell>
          <table:table-cell table:style-name="Tabla17.D1" office:value-type="string">
            <text:p text:style-name="P27">Carga de trabajo</text:p>
          </table:table-cell>
        </table:table-row>
        <table:table-row>
          <table:table-cell table:style-name="Tabla17.A2" office:value-type="string">
            <text:p text:style-name="P28">Desarrollador 1</text:p>
          </table:table-cell>
          <table:table-cell table:style-name="Tabla17.A2" office:value-type="string">
            <text:p text:style-name="P28">10</text:p>
          </table:table-cell>
          <table:table-cell table:style-name="Tabla17.A2" office:value-type="string">
            <text:p text:style-name="P28">100%</text:p>
          </table:table-cell>
          <table:table-cell table:style-name="Tabla17.D2" office:value-type="string">
            <text:p text:style-name="P28">10</text:p>
          </table:table-cell>
        </table:table-row>
        <table:table-row>
          <table:table-cell table:style-name="Tabla17.A2" office:value-type="string">
            <text:p text:style-name="P28">Desarrollador 2</text:p>
          </table:table-cell>
          <table:table-cell table:style-name="Tabla17.A2" office:value-type="string">
            <text:p text:style-name="P28">10</text:p>
          </table:table-cell>
          <table:table-cell table:style-name="Tabla17.A2" office:value-type="string">
            <text:p text:style-name="P28">100%</text:p>
          </table:table-cell>
          <table:table-cell table:style-name="Tabla17.D2" office:value-type="string">
            <text:p text:style-name="P28">10</text:p>
          </table:table-cell>
        </table:table-row>
        <table:table-row>
          <table:table-cell table:style-name="Tabla17.A2" office:value-type="string">
            <text:p text:style-name="P28">Desarrollador 3</text:p>
          </table:table-cell>
          <table:table-cell table:style-name="Tabla17.A2" office:value-type="string">
            <text:p text:style-name="P28">10</text:p>
          </table:table-cell>
          <table:table-cell table:style-name="Tabla17.A2" office:value-type="string">
            <text:p text:style-name="P28">100%</text:p>
          </table:table-cell>
          <table:table-cell table:style-name="Tabla17.D2" office:value-type="string">
            <text:p text:style-name="P28">10</text:p>
          </table:table-cell>
        </table:table-row>
      </table:table>
      <text:p text:style-name="P13"/>
      <text:p text:style-name="P13"/>
      <text:p text:style-name="P20">5. <text:span text:style-name="T10">Planificacion temporal de la iteracion.</text:span></text:p>
      <text:p text:style-name="P3"/>
      <text:p text:style-name="P3">La planificación temporal que se ha utilizado para hacer las estimaciones es la siguiente:</text:p>
      <text:p text:style-name="P3"/>
      <text:p text:style-name="P11">Semana 1.</text:p>
      <text:p text:style-name="P3"/>
      <table:table table:name="Tabla21" table:style-name="Tabla21">
        <table:table-column table:style-name="Tabla21.A"/>
        <table:table-column table:style-name="Tabla21.B"/>
        <table:table-column table:style-name="Tabla21.A"/>
        <table:table-column table:style-name="Tabla21.D"/>
        <table:table-column table:style-name="Tabla21.E"/>
        <table:table-column table:style-name="Tabla21.F"/>
        <table:table-row>
          <table:table-cell table:style-name="Tabla21.A1" office:value-type="string">
            <text:p text:style-name="P23"/>
          </table:table-cell>
          <table:table-cell table:style-name="Tabla21.B1" office:value-type="string">
            <text:p text:style-name="P30">Dia 1</text:p>
          </table:table-cell>
          <table:table-cell table:style-name="Tabla21.C1" office:value-type="string">
            <text:p text:style-name="P30">Dia 2</text:p>
          </table:table-cell>
          <table:table-cell table:style-name="Tabla21.A1" office:value-type="string">
            <text:p text:style-name="P30">Dia 3</text:p>
          </table:table-cell>
          <table:table-cell table:style-name="Tabla21.A1" office:value-type="string">
            <text:p text:style-name="P30">Dia 4</text:p>
          </table:table-cell>
          <table:table-cell table:style-name="Tabla21.F1" office:value-type="string">
            <text:p text:style-name="P30">Dia 5</text:p>
          </table:table-cell>
        </table:table-row>
        <table:table-row>
          <table:table-cell table:style-name="Tabla21.A2" office:value-type="string">
            <text:p text:style-name="P28">Desarrollador 1</text:p>
          </table:table-cell>
          <table:table-cell table:style-name="Tabla21.B2" office:value-type="string">
            <text:p text:style-name="P43">Tarea 1.1-1</text:p>
          </table:table-cell>
          <table:table-cell table:style-name="Tabla21.C2" office:value-type="string">
            <text:p text:style-name="P43">Tarea 1.1-2</text:p>
          </table:table-cell>
          <table:table-cell table:style-name="Tabla21.A2" office:value-type="string">
            <text:p text:style-name="P43">Tarea 1.4-1</text:p>
          </table:table-cell>
          <table:table-cell table:style-name="Tabla21.A2" office:value-type="string">
            <text:p text:style-name="P43">Tarea 1.4-2</text:p>
          </table:table-cell>
          <table:table-cell table:style-name="Tabla21.F2" office:value-type="string">
            <text:p text:style-name="P43">Tarea 11.1-1</text:p>
          </table:table-cell>
        </table:table-row>
        <table:table-row>
          <table:table-cell table:style-name="Tabla21.A2" office:value-type="string">
            <text:p text:style-name="P28">Desarrollador 2</text:p>
          </table:table-cell>
          <table:table-cell table:style-name="Tabla21.B3" office:value-type="string">
            <text:p text:style-name="P43">Tarea 1.2-1</text:p>
          </table:table-cell>
          <table:table-cell table:style-name="Tabla21.C3" office:value-type="string">
            <text:p text:style-name="P43">Tarea 1.2-1</text:p>
          </table:table-cell>
          <table:table-cell table:style-name="Tabla21.A2" office:value-type="string">
            <text:p text:style-name="P43">Tarea 1.5-1</text:p>
          </table:table-cell>
          <table:table-cell table:style-name="Tabla21.A2" office:value-type="string">
            <text:p text:style-name="P43">Tarea 1.5-2</text:p>
          </table:table-cell>
          <table:table-cell table:style-name="Tabla21.F2" office:value-type="string">
            <text:p text:style-name="P43">Tarea 11.2-1</text:p>
          </table:table-cell>
        </table:table-row>
        <table:table-row>
          <table:table-cell table:style-name="Tabla21.A2" office:value-type="string">
            <text:p text:style-name="P28">Desarrollador 3</text:p>
          </table:table-cell>
          <table:table-cell table:style-name="Tabla21.B4" office:value-type="string">
            <text:p text:style-name="P43">Tarea 1.3-1</text:p>
          </table:table-cell>
          <table:table-cell table:style-name="Tabla21.C4" office:value-type="string">
            <text:p text:style-name="P43">Tarea 1.3-2</text:p>
          </table:table-cell>
          <table:table-cell table:style-name="Tabla21.A2" office:value-type="string">
            <text:p text:style-name="P43">Tarea 2.1-1</text:p>
          </table:table-cell>
          <table:table-cell table:style-name="Tabla21.A2" office:value-type="string">
            <text:p text:style-name="P43">Tarea 2.1-2</text:p>
          </table:table-cell>
          <table:table-cell table:style-name="Tabla21.F2" office:value-type="string">
            <text:p text:style-name="P43">Tarea 11.3-1</text:p>
          </table:table-cell>
        </table:table-row>
      </table:table>
      <text:p text:style-name="P3"/>
      <text:p text:style-name="P12">Semana 2.</text:p>
      <text:p text:style-name="P6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24"/>
          </table:table-cell>
          <table:table-cell table:style-name="Tabla3.B1" office:value-type="string">
            <text:p text:style-name="P31">Dia 1</text:p>
          </table:table-cell>
          <table:table-cell table:style-name="Tabla3.C1" office:value-type="string">
            <text:p text:style-name="P31">Dia 2</text:p>
          </table:table-cell>
          <table:table-cell table:style-name="Tabla3.A1" office:value-type="string">
            <text:p text:style-name="P31">Dia 3</text:p>
          </table:table-cell>
          <table:table-cell table:style-name="Tabla3.A1" office:value-type="string">
            <text:p text:style-name="P31">Dia 4</text:p>
          </table:table-cell>
          <table:table-cell table:style-name="Tabla3.F1" office:value-type="string">
            <text:p text:style-name="P31">Dia 5</text:p>
          </table:table-cell>
        </table:table-row>
        <table:table-row>
          <table:table-cell table:style-name="Tabla3.A2" office:value-type="string">
            <text:p text:style-name="P29">Desarrollador 1</text:p>
          </table:table-cell>
          <table:table-cell table:style-name="Tabla3.B2" office:value-type="string">
            <text:p text:style-name="P43">Tarea 11.1-2</text:p>
          </table:table-cell>
          <table:table-cell table:style-name="Tabla3.C2" office:value-type="string">
            <text:p text:style-name="P43">Tarea 11.1-3</text:p>
          </table:table-cell>
          <table:table-cell table:style-name="Tabla3.A2" office:value-type="string">
            <text:p text:style-name="P43">Tarea <text:span text:style-name="T12">12.1-1</text:span></text:p>
          </table:table-cell>
          <table:table-cell table:style-name="Tabla3.A2" office:value-type="string">
            <text:p text:style-name="P43">Tarea <text:span text:style-name="T12">12.1-2</text:span></text:p>
          </table:table-cell>
          <table:table-cell table:style-name="Tabla3.F2" office:value-type="string">
            <text:p text:style-name="P43">Tarea <text:span text:style-name="T12">12.1-3</text:span></text:p>
          </table:table-cell>
        </table:table-row>
        <table:table-row>
          <table:table-cell table:style-name="Tabla3.A2" office:value-type="string">
            <text:p text:style-name="P29">Desarrollador 2</text:p>
          </table:table-cell>
          <table:table-cell table:style-name="Tabla3.B3" office:value-type="string">
            <text:p text:style-name="P43">Tarea 11.2-2</text:p>
          </table:table-cell>
          <table:table-cell table:style-name="Tabla3.C3" office:value-type="string">
            <text:p text:style-name="P43">Tarea <text:span text:style-name="T12">11.4-1</text:span></text:p>
          </table:table-cell>
          <table:table-cell table:style-name="Tabla3.A2" office:value-type="string">
            <text:p text:style-name="P43">Tarea <text:span text:style-name="T12">11.4-2</text:span></text:p>
          </table:table-cell>
          <table:table-cell table:style-name="Tabla3.A2" office:value-type="string">
            <text:p text:style-name="P43">Tarea <text:span text:style-name="T12">11.6-1</text:span></text:p>
          </table:table-cell>
          <table:table-cell table:style-name="Tabla3.F2" office:value-type="string">
            <text:p text:style-name="P43">Tarea <text:span text:style-name="T12">11.6-2</text:span></text:p>
          </table:table-cell>
        </table:table-row>
        <table:table-row>
          <table:table-cell table:style-name="Tabla3.A2" office:value-type="string">
            <text:p text:style-name="P29">Desarrollador 3</text:p>
          </table:table-cell>
          <table:table-cell table:style-name="Tabla3.B4" office:value-type="string">
            <text:p text:style-name="P43">Tarea 11.3-2</text:p>
          </table:table-cell>
          <table:table-cell table:style-name="Tabla3.C4" office:value-type="string">
            <text:p text:style-name="P43">Tarea <text:span text:style-name="T12">11.5-1</text:span></text:p>
          </table:table-cell>
          <table:table-cell table:style-name="Tabla3.A2" office:value-type="string">
            <text:p text:style-name="P43">Tarea <text:span text:style-name="T12">11.5-2</text:span></text:p>
          </table:table-cell>
          <table:table-cell table:style-name="Tabla3.A2" office:value-type="string">
            <text:p text:style-name="P43">Tarea <text:span text:style-name="T12">12.2-1</text:span></text:p>
          </table:table-cell>
          <table:table-cell table:style-name="Tabla3.F2" office:value-type="string">
            <text:p text:style-name="P43">Tarea <text:span text:style-name="T12">12.2-2</text:span></text:p>
          </table:table-cell>
        </table:table-row>
      </table:table>
      <text:p text:style-name="P48"/>
      <text:p text:style-name="P49">Enlace a trello: https://trello.com/b/1EJTBCF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.5pt" fo:font-weight="normal" officeooo:rsid="001afe6b" officeooo:paragraph-rsid="001afe6b" style:font-size-asian="10.5pt" style:font-weight-asian="normal" style:font-size-complex="10.5pt" style:font-weight-complex="normal"/>
    </style:style>
    <style:style style:name="MP2" style:family="paragraph" style:parent-style-name="Footer">
      <style:paragraph-properties fo:text-align="end" style:justify-single-word="false"/>
      <style:text-properties fo:font-size="10.5pt" style:font-size-asian="10.5pt" style:font-size-complex="10.5pt"/>
    </style:style>
    <style:style style:name="MT1" style:family="text">
      <style:text-properties officeooo:rsid="001ad403"/>
    </style:style>
    <style:style style:name="MT2" style:family="text">
      <style:text-properties officeooo:rsid="004982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Proyecto: Aplicación<text:span text:style-name="MT1"> web/móvil Pradroid</text:span></text:p>
        <text:p text:style-name="MP1"><text:span text:style-name="MT1">D</text:span>ocumento: <text:span text:style-name="MT2">Plan de la iteracion 2</text:span> V. 1.0 <text:s text:c="91"/>Fecha: 20-11-16</text:p>
      </style:header>
      <style:header-first>
        <text:p text:style-name="Header_20_left"/>
      </style:header-first>
      <style:footer>
        <text:p text:style-name="MP2"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1:15:36.732000000</meta:creation-date>
    <dc:date>2017-01-11T02:42:55.412000000</dc:date>
    <meta:editing-duration>PT1H14M15S</meta:editing-duration>
    <meta:editing-cycles>16</meta:editing-cycles>
    <meta:generator>LibreOffice/5.2.4.2$Windows_x86 LibreOffice_project/3d5603e1122f0f102b62521720ab13a38a4e0eb0</meta:generator>
    <meta:document-statistic meta:table-count="5" meta:image-count="0" meta:object-count="0" meta:page-count="5" meta:paragraph-count="223" meta:word-count="1023" meta:character-count="6071" meta:non-whitespace-character-count="5174"/>
  </office:meta>
</office:document-meta>
</file>